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ipientIsOverFixedQuota.getQuota( MailAddress recipient , Mail 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ipientIsOverFixedQuota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